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A000001D0BB116AC5914470B6.png" manifest:media-type="image/png"/>
  <manifest:file-entry manifest:full-path="Pictures/10000000000002B6000001AC842B553A27140313.png" manifest:media-type="image/png"/>
  <manifest:file-entry manifest:full-path="Pictures/10000001000003AE0000027383BD9544EF4968D1.png" manifest:media-type="image/png"/>
  <manifest:file-entry manifest:full-path="Pictures/1000000000000250000001D0801E4445B5CA5ACB.png" manifest:media-type="image/png"/>
  <manifest:file-entry manifest:full-path="Pictures/100000000000000700000007015001AFBCF68C50.jpg" manifest:media-type="image/jpeg"/>
  <manifest:file-entry manifest:full-path="Pictures/10000001000003300000026409AFC8EFE5687064.png" manifest:media-type="image/png"/>
  <manifest:file-entry manifest:full-path="Pictures/10000001000002380000002EE992077BB60BE933.png" manifest:media-type="image/png"/>
  <manifest:file-entry manifest:full-path="Pictures/100000000000032A000001AC1D585D966218DE3F.png" manifest:media-type="image/png"/>
  <manifest:file-entry manifest:full-path="Pictures/1000DC810000A57800007C20AABC768B7E7ACB30.svg" manifest:media-type="image/svg+xml"/>
  <manifest:file-entry manifest:full-path="Pictures/100000000000024A000001D7A44B2E7924B5CF19.png" manifest:media-type="image/png"/>
  <manifest:file-entry manifest:full-path="Pictures/1000000000000240000001D71E0C9A7B948E23CF.png" manifest:media-type="image/png"/>
  <manifest:file-entry manifest:full-path="Pictures/1000000000000253000001D084008793BD081A0A.png" manifest:media-type="image/png"/>
  <manifest:file-entry manifest:full-path="Pictures/10000001000002380000008BD432BC45725890BA.png" manifest:media-type="image/png"/>
  <manifest:file-entry manifest:full-path="Pictures/10000001000004FF00000152F9EE259377A5FBB4.png" manifest:media-type="image/png"/>
  <manifest:file-entry manifest:full-path="Pictures/100000000000000700000007201482E450303CD3.jpg" manifest:media-type="image/jpeg"/>
  <manifest:file-entry manifest:full-path="Pictures/1000000000000249000001D30F6741FCAA85D96A.png" manifest:media-type="image/png"/>
  <manifest:file-entry manifest:full-path="Pictures/1000000100000530000001F75999A2622FBE46BC.png" manifest:media-type="image/png"/>
  <manifest:file-entry manifest:full-path="Pictures/10000000000002C3000001AC8C63FF1E119A870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01cm, 6.232cm, 0cm)" draw:image-opacity="100%" style:mirror="none"/>
    </style:style>
    <style:style style:name="gr8" style:family="graphic" style:parent-style-name="standard">
      <style:graphic-properties draw:stroke="none" draw:fill="none" fo:min-height="2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fo:min-height="2.629cm"/>
      <style:paragraph-properties style:writing-mode="lr-tb"/>
    </style:style>
    <style:style style:name="pr3" style:family="presentation" style:parent-style-name="Image-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loext:graphic-properties draw:fill="none"/>
      <style:paragraph-properties style:writing-mode="lr-tb"/>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1</text:span><text:span text:style-name="T1">4</text:span><text:span text:style-name="T1">/</text:span><text:span text:style-name="T1">0</text:span><text:span text:style-name="T1">7</text:span><text:span text:style-name="T1">/</text:span><text:span text:style-name="T1">2</text:span><text:span text:style-name="T1">0</text:span><text:span text:style-name="T1">2</text:span><text:span text:style-name="T1">3</text:span></text:p>
            <text:p text:style-name="P1"><text:span text:style-name="T2"/></text:p>
          </draw:text-box>
        </draw:frame>
        <draw:frame draw:style-name="gr2" draw:text-style-name="P3" draw:layer="layout" svg:width="6.604cm" svg:height="1.373cm" svg:x="20.32cm" svg:y="12.859cm">
          <draw:text-box>
            <text:p><text:span text:style-name="T3">I</text:span><text:span text:style-name="T3">r</text:span><text:span text:style-name="T3">i</text:span><text:span text:style-name="T3">s</text:span><text:span text:style-name="T3">-</text:span><text:span text:style-name="T3">I</text:span><text:span text:style-name="T3">o</text:span><text:span text:style-name="T3">a</text:span><text:span text:style-name="T3">n</text:span><text:span text:style-name="T3">a</text:span><text:span text:style-name="T3"> </text:span><text:span text:style-name="T3">R</text:span><text:span text:style-name="T3">o</text:span><text:span text:style-name="T3">a</text:span><text:span text:style-name="T3">t</text:span><text:span text:style-name="T3">i</text:span><text:span text:style-name="T3">s</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2" draw:text-style-name="P6" draw:layer="layout" svg:width="25.199cm" svg:height="2.629cm" svg:x="1.5cm" svg:y="0.371cm" presentation:class="title" presentation:user-transformed="true">
          <draw:text-box>
            <text:p>Churn</text:p>
          </draw:text-box>
        </draw:frame>
        <draw:frame draw:style-name="gr5" draw:text-style-name="P7" draw:layer="layout" svg:width="15.027cm" svg:height="3.677cm" svg:x="0.473cm" svg:y="4.323cm">
          <draw:image xlink:href="Pictures/10000001000002380000008BD432BC45725890BA.png" xlink:type="simple" xlink:show="embed" xlink:actuate="onLoad" draw:mime-type="image/png">
            <text:p/>
          </draw:image>
        </draw:frame>
        <draw:frame draw:style-name="gr5" draw:text-style-name="P7" draw:layer="layout" svg:width="15.027cm" svg:height="1.216cm" svg:x="0.5cm" svg:y="9.284cm">
          <draw:image xlink:href="Pictures/10000001000002380000002EE992077BB60BE933.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draw:style-name="gr5" draw:text-style-name="P7" draw:layer="layout" svg:width="27.999cm" svg:height="14.794cm" svg:x="-0.022cm" svg:y="0.516cm">
          <draw:image xlink:href="Pictures/100000000000032A000001AC1D585D966218DE3F.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draw:style-name="gr5" draw:text-style-name="P7" draw:layer="layout" svg:width="20.196cm" svg:height="15.749cm" svg:x="4cm" svg:y="0.051cm">
          <draw:image xlink:href="Pictures/1000000000000253000001D084008793BD081A0A.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5" draw:text-style-name="P7" draw:layer="layout" svg:width="19.728cm" svg:height="15.749cm" svg:x="4.214cm" svg:y="0.038cm">
          <draw:image xlink:href="Pictures/1000000000000249000001D30F6741FCAA85D96A.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2" draw:text-style-name="P6" draw:layer="layout" svg:width="25.199cm" svg:height="2.629cm" svg:x="1.5cm" svg:y="-0.5cm" presentation:class="title" presentation:user-transformed="true">
          <draw:text-box>
            <text:p>Click_prediction_small</text:p>
          </draw:text-box>
        </draw:frame>
        <draw:frame draw:style-name="gr6" draw:text-style-name="P9" draw:layer="layout" svg:width="27.999cm" svg:height="7.398cm" svg:x="0.001cm" svg:y="1.902cm">
          <draw:image xlink:href="Pictures/10000001000004FF00000152F9EE259377A5FBB4.png" xlink:type="simple" xlink:show="embed" xlink:actuate="onLoad" draw:mime-type="image/png">
            <text:p/>
          </draw:image>
        </draw:frame>
        <draw:frame draw:style-name="gr7" draw:text-style-name="P7" draw:layer="layout" svg:width="27.998cm" svg:height="5.637cm" svg:x="0cm" svg:y="9.863cm">
          <draw:image xlink:href="Pictures/1000000100000530000001F75999A2622FBE46BC.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draw:style-name="gr6" draw:text-style-name="P9" draw:layer="layout" svg:width="24.937cm" svg:height="15.096cm" svg:x="1.563cm" svg:y="0.5cm">
          <draw:image xlink:href="Pictures/10000000000002C3000001AC8C63FF1E119A8709.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2" draw:text-style-name="P6" draw:layer="layout" svg:width="25.199cm" svg:height="2.629cm" svg:x="1.301cm" svg:y="0cm" presentation:class="title" presentation:user-transformed="true">
          <draw:text-box>
            <text:p>Click prediction small</text:p>
          </draw:text-box>
        </draw:frame>
        <draw:frame draw:style-name="gr6" draw:text-style-name="P9" draw:layer="layout" svg:width="13.686cm" svg:height="11cm" svg:x="14.289cm" svg:y="4cm">
          <draw:image xlink:href="Pictures/100000000000024A000001D7A44B2E7924B5CF19.png" xlink:type="simple" xlink:show="embed" xlink:actuate="onLoad" draw:mime-type="image/png">
            <text:p/>
          </draw:image>
        </draw:frame>
        <draw:frame draw:style-name="gr6" draw:text-style-name="P9" draw:layer="layout" svg:width="14.046cm" svg:height="11.009cm" svg:x="0.154cm" svg:y="3.9cm">
          <draw:image xlink:href="Pictures/1000000000000250000001D0801E4445B5CA5ACB.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age" presentation:presentation-page-layout-name="AL2T1">
        <office:forms form:automatic-focus="false" form:apply-design-mode="false"/>
        <draw:frame presentation:style-name="pr2" draw:text-style-name="P6" draw:layer="layout" svg:width="25.199cm" svg:height="2.629cm" svg:x="1.5cm" svg:y="0.371cm" presentation:class="title" presentation:user-transformed="true">
          <draw:text-box>
            <text:p>Heart Illness</text:p>
          </draw:text-box>
        </draw:frame>
        <draw:frame draw:style-name="gr8" draw:text-style-name="P10" draw:layer="layout" svg:width="26.495cm" svg:height="2.25cm" svg:x="0.505cm" svg:y="13.5cm">
          <draw:text-box>
            <text:p>categorical_variables = ['cp','thal','slope','ca','restecg'] </text:p>
          </draw:text-box>
        </draw:frame>
        <draw:frame draw:style-name="gr6" draw:text-style-name="P9" draw:layer="layout" svg:width="15.776cm" svg:height="10.5cm" svg:x="5.224cm" svg:y="2.8cm">
          <draw:image xlink:href="Pictures/10000001000003AE0000027383BD9544EF4968D1.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age" presentation:presentation-page-layout-name="AL2T1">
        <office:forms form:automatic-focus="false" form:apply-design-mode="false"/>
        <draw:frame draw:style-name="gr6" draw:text-style-name="P9" draw:layer="layout" svg:width="24.478cm" svg:height="15.096cm" svg:x="1.839cm" svg:y="0.404cm">
          <draw:image xlink:href="Pictures/10000000000002B6000001AC842B553A27140313.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age" presentation:presentation-page-layout-name="AL2T1">
        <office:forms form:automatic-focus="false" form:apply-design-mode="false"/>
        <draw:frame presentation:style-name="pr2" draw:text-style-name="P6" draw:layer="layout" svg:width="25.199cm" svg:height="2.629cm" svg:x="1.301cm" svg:y="0cm" presentation:class="title" presentation:user-transformed="true">
          <draw:text-box>
            <text:p>Click prediction small</text:p>
          </draw:text-box>
        </draw:frame>
        <draw:frame draw:style-name="gr6" draw:text-style-name="P9" draw:layer="layout" svg:width="13.523cm" svg:height="10.707cm" svg:x="0.477cm" svg:y="4cm">
          <draw:image xlink:href="Pictures/100000000000024A000001D0BB116AC5914470B6.png" xlink:type="simple" xlink:show="embed" xlink:actuate="onLoad" draw:mime-type="image/png">
            <text:p/>
          </draw:image>
        </draw:frame>
        <draw:frame draw:style-name="gr6" draw:text-style-name="P9" draw:layer="layout" svg:width="13.5cm" svg:height="11.038cm" svg:x="14cm" svg:y="3.962cm">
          <draw:image xlink:href="Pictures/1000000000000240000001D71E0C9A7B948E23CF.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text:span><text:span text:style-name="MT2">l</text:span><text:span text:style-name="MT2">l</text:span><text:span text:style-name="MT2">u</text:span><text:span text:style-name="MT2">s</text:span><text:span text:style-name="MT2">t</text:span><text:span text:style-name="MT2">r</text:span><text:span text:style-name="MT2">a</text:span><text:span text:style-name="MT2">t</text:span><text:span text:style-name="MT2">i</text:span><text:span text:style-name="MT2">o</text:span><text:span text:style-name="MT2">n</text:span><text:span text:style-name="MT2">s</text:span><text:span text:style-name="MT2"> </text:span><text:span text:style-name="MT2"> </text:span><text:span text:style-name="MT2">b</text:span><text:span text:style-name="MT2">y</text:span><text:span text:style-name="MT2"> </text:span><text:span text:style-name="MT2"><text:a xlink:href="https://icons8.com/illustrations/author/5ec7b0e101d0360016f3d1b3" xlink:type="simple">Pixeltrue</text:a></text:span><text:span text:style-name="MT2"> </text:span><text:span text:style-name="MT2">o</text:span><text:span text:style-name="MT2">n</text:span><text:span text:style-name="MT2">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7-06T11:49:48.636304717</meta:creation-date>
    <meta:editing-duration>PT7H14M13S</meta:editing-duration>
    <meta:editing-cycles>4</meta:editing-cycles>
    <dc:date>2023-07-14T14:13:17.952311379</dc:date>
    <meta:document-statistic meta:object-count="290"/>
  </office:meta>
</office:document-meta>
</file>